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8d5" officeooo:paragraph-rsid="000a68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Qu'est-ce que le JDR, by me</text:p>
      <text:p text:style-name="P1"/>
      <text:p text:style-name="P1">- Le Monde de Dvalir (ce qu'ils en savent), la cité de Hauteplume et l'Académie</text:p>
      <text:p text:style-name="P1"/>
      <text:p text:style-name="P1">- Qui ils sont dans ce monde</text:p>
      <text:p text:style-name="P1"/>
      <text:p text:style-name="P1">- Explication fiche perso</text:p>
      <text:p text:style-name="P1"/>
      <text:p text:style-name="P1">- Création fiche perso</text:p>
      <text:p text:style-name="P1"/>
      <text:p text:style-name="P1">- Introduction du scén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7S</meta:editing-duration>
    <meta:editing-cycles>3</meta:editing-cycles>
    <meta:generator>LibreOffice/5.2.7.2$Windows_x86 LibreOffice_project/2b7f1e640c46ceb28adf43ee075a6e8b8439ed10</meta:generator>
    <dc:date>2018-12-29T19:58:35.860000000</dc:date>
    <meta:document-statistic meta:table-count="0" meta:image-count="0" meta:object-count="0" meta:page-count="1" meta:paragraph-count="6" meta:word-count="41" meta:character-count="207" meta:non-whitespace-character-count="172"/>
    <meta:user-defined meta:name="Info 1"/>
    <meta:user-defined meta:name="Info 2"/>
    <meta:user-defined meta:name="Info 3"/>
    <meta:user-defined meta:name="Info 4"/>
  </office:meta>
</office:document-meta>
</file>